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3146in" fo:margin-left="-0.3479in" table:align="left"/>
    </style:style>
    <style:style style:name="Table1.A" style:family="table-column">
      <style:table-column-properties style:column-width="1.2847in"/>
    </style:style>
    <style:style style:name="Table1.B" style:family="table-column">
      <style:table-column-properties style:column-width="0.9951in"/>
    </style:style>
    <style:style style:name="Table1.C" style:family="table-column">
      <style:table-column-properties style:column-width="1.8403in"/>
    </style:style>
    <style:style style:name="Table1.D" style:family="table-column">
      <style:table-column-properties style:column-width="1.0653in"/>
    </style:style>
    <style:style style:name="Table1.E" style:family="table-column">
      <style:table-column-properties style:column-width="2.1292in"/>
    </style:style>
    <style:style style:name="Table1.A1" style:family="table-cell">
      <style:table-cell-properties fo:background-color="#dee6e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#dee6ef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" style:family="table-cell">
      <style:table-cell-properties fo:background-color="#f7d1d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" style:family="table-cell">
      <style:table-cell-properties fo:background-color="#f7d1d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" style:family="table-cell">
      <style:table-cell-properties fo:background-color="#f7d1d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13fa31" officeooo:paragraph-rsid="0013fa3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3fa31" officeooo:paragraph-rsid="0013fa31" style:font-weight-asian="bold" style:font-weight-complex="bold"/>
    </style:style>
    <style:style style:name="P3" style:family="paragraph" style:parent-style-name="Table_20_Contents">
      <style:text-properties officeooo:rsid="000ec092" officeooo:paragraph-rsid="000ec092"/>
    </style:style>
    <style:style style:name="P4" style:family="paragraph" style:parent-style-name="Table_20_Contents">
      <style:paragraph-properties fo:text-align="center" style:justify-single-word="false"/>
      <style:text-properties officeooo:rsid="000ec092" officeooo:paragraph-rsid="000ec092"/>
    </style:style>
    <style:style style:name="P5" style:family="paragraph" style:parent-style-name="Table_20_Contents">
      <style:text-properties officeooo:rsid="000ec092" officeooo:paragraph-rsid="000f9299"/>
    </style:style>
    <style:style style:name="P6" style:family="paragraph" style:parent-style-name="Table_20_Contents">
      <style:text-properties officeooo:rsid="000ec092" officeooo:paragraph-rsid="0010d806"/>
    </style:style>
    <style:style style:name="P7" style:family="paragraph" style:parent-style-name="Table_20_Contents">
      <style:text-properties officeooo:rsid="000ec092" officeooo:paragraph-rsid="001316e5"/>
    </style:style>
    <style:style style:name="P8" style:family="paragraph" style:parent-style-name="Table_20_Contents">
      <style:text-properties officeooo:rsid="000ec092" officeooo:paragraph-rsid="001414ed"/>
    </style:style>
    <style:style style:name="P9" style:family="paragraph" style:parent-style-name="Table_20_Contents">
      <style:text-properties officeooo:paragraph-rsid="000ec092"/>
    </style:style>
    <style:style style:name="P10" style:family="paragraph" style:parent-style-name="Table_20_Contents">
      <style:text-properties officeooo:rsid="000f9299" officeooo:paragraph-rsid="000f9299"/>
    </style:style>
    <style:style style:name="P11" style:family="paragraph" style:parent-style-name="Table_20_Contents">
      <style:text-properties officeooo:rsid="000f9299" officeooo:paragraph-rsid="0010d806"/>
    </style:style>
    <style:style style:name="P12" style:family="paragraph" style:parent-style-name="Table_20_Contents">
      <style:text-properties officeooo:rsid="000f9299" officeooo:paragraph-rsid="0013fa31"/>
    </style:style>
    <style:style style:name="P13" style:family="paragraph" style:parent-style-name="Table_20_Contents">
      <style:text-properties officeooo:rsid="000f9299" officeooo:paragraph-rsid="001414ed"/>
    </style:style>
    <style:style style:name="P14" style:family="paragraph" style:parent-style-name="Table_20_Contents">
      <style:text-properties officeooo:rsid="0010d806" officeooo:paragraph-rsid="0010d806"/>
    </style:style>
    <style:style style:name="P15" style:family="paragraph" style:parent-style-name="Table_20_Contents">
      <style:text-properties officeooo:rsid="0010d806" officeooo:paragraph-rsid="0012e117"/>
    </style:style>
    <style:style style:name="P16" style:family="paragraph" style:parent-style-name="Table_20_Contents">
      <style:text-properties officeooo:paragraph-rsid="0010d806"/>
    </style:style>
    <style:style style:name="P17" style:family="paragraph" style:parent-style-name="Table_20_Contents">
      <style:text-properties officeooo:rsid="00113f0b" officeooo:paragraph-rsid="00113f0b"/>
    </style:style>
    <style:style style:name="P18" style:family="paragraph" style:parent-style-name="Table_20_Contents">
      <style:text-properties officeooo:paragraph-rsid="00113f0b"/>
    </style:style>
    <style:style style:name="P19" style:family="paragraph" style:parent-style-name="Table_20_Contents">
      <style:text-properties officeooo:rsid="00129fe8" officeooo:paragraph-rsid="00129fe8"/>
    </style:style>
    <style:style style:name="P20" style:family="paragraph" style:parent-style-name="Table_20_Contents">
      <style:text-properties officeooo:rsid="0012e117" officeooo:paragraph-rsid="0012e117"/>
    </style:style>
    <style:style style:name="P21" style:family="paragraph" style:parent-style-name="Table_20_Contents">
      <style:text-properties officeooo:paragraph-rsid="0012e117"/>
    </style:style>
    <style:style style:name="P22" style:family="paragraph" style:parent-style-name="Table_20_Contents">
      <style:paragraph-properties fo:text-align="center" style:justify-single-word="false"/>
      <style:text-properties officeooo:paragraph-rsid="001316e5"/>
    </style:style>
    <style:style style:name="P23" style:family="paragraph" style:parent-style-name="Table_20_Contents">
      <style:text-properties officeooo:rsid="001316e5" officeooo:paragraph-rsid="001316e5"/>
    </style:style>
    <style:style style:name="P24" style:family="paragraph" style:parent-style-name="Table_20_Contents">
      <style:text-properties officeooo:rsid="0013fa31" officeooo:paragraph-rsid="0013fa31"/>
    </style:style>
    <style:style style:name="P25" style:family="paragraph" style:parent-style-name="Table_20_Contents">
      <style:text-properties officeooo:paragraph-rsid="0013fa31"/>
    </style:style>
    <style:style style:name="P26" style:family="paragraph" style:parent-style-name="Table_20_Contents">
      <style:text-properties officeooo:paragraph-rsid="001414ed"/>
    </style:style>
    <style:style style:name="P27" style:family="paragraph" style:parent-style-name="Table_20_Contents">
      <style:text-properties officeooo:rsid="001414ed" officeooo:paragraph-rsid="001414ed"/>
    </style:style>
    <style:style style:name="P28" style:family="paragraph" style:parent-style-name="Table_20_Contents">
      <style:text-properties fo:language="en" fo:country="US" officeooo:paragraph-rsid="000ec092"/>
    </style:style>
    <style:style style:name="P29" style:family="paragraph" style:parent-style-name="Table_20_Contents">
      <style:text-properties officeooo:rsid="0010d806" officeooo:paragraph-rsid="0010d806"/>
    </style:style>
    <style:style style:name="P30" style:family="paragraph" style:parent-style-name="Table_20_Contents">
      <style:text-properties officeooo:rsid="0010d806" officeooo:paragraph-rsid="001316e5"/>
    </style:style>
    <style:style style:name="T1" style:family="text">
      <style:text-properties officeooo:rsid="000ec092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316e5"/>
    </style:style>
    <style:style style:name="T4" style:family="text">
      <style:text-properties fo:language="en" fo:country="US" officeooo:rsid="000ec092"/>
    </style:style>
    <style:style style:name="T5" style:family="text">
      <style:text-properties officeooo:rsid="000f9299"/>
    </style:style>
    <style:style style:name="T6" style:family="text">
      <style:text-properties officeooo:rsid="0010d806"/>
    </style:style>
    <style:style style:name="T7" style:family="text">
      <style:text-properties officeooo:rsid="00113f0b"/>
    </style:style>
    <style:style style:name="T8" style:family="text">
      <style:text-properties officeooo:rsid="00129fe8"/>
    </style:style>
    <style:style style:name="T9" style:family="text">
      <style:text-properties officeooo:rsid="0012e117"/>
    </style:style>
    <style:style style:name="T10" style:family="text">
      <style:text-properties officeooo:rsid="0013fa31"/>
    </style:style>
    <style:style style:name="T11" style:family="text">
      <style:text-properties officeooo:rsid="001414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ctionnalities</text:p>
      <text:p text:style-name="P1">This list details the functionalities of the SnapshotModule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3872123634192"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Function</text:p>
          </table:table-cell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3">Implemented</text:p>
            <text:p text:style-name="P24">[yes, no]</text:p>
          </table:table-cell>
          <table:table-cell table:style-name="Table1.E1" office:value-type="string">
            <text:p text:style-name="P3">Complexity</text:p>
          </table:table-cell>
        </table:table-row>
        <table:table-row table:style-name="TableLine93872113489216">
          <table:table-cell table:style-name="Table1.A2" table:number-rows-spanned="2" office:value-type="string">
            <text:p text:style-name="P4"><text:span text:style-name="T2">Schedule snasphot </text:span><text:span text:style-name="T3">(in the futur)</text:span></text:p>
            <text:p text:style-name="P28"/>
          </table:table-cell>
          <table:table-cell table:style-name="Table1.B2" office:value-type="string">
            <text:p text:style-name="P3">scheduleSnapshot</text:p>
          </table:table-cell>
          <table:table-cell table:style-name="Table1.C2" office:value-type="string">
            <text:p text:style-name="P9"><text:span text:style-name="T1">Schedule a snapshot </text:span><text:bookmark text:name="tw-target-text"/><text:span text:style-name="T2">occurring in time after other snapshots</text:span></text:p>
          </table:table-cell>
          <table:table-cell table:style-name="Table1.D2" office:value-type="string">
            <text:p text:style-name="P3">Yes</text:p>
          </table:table-cell>
          <table:table-cell table:style-name="Table1.E2" office:value-type="string">
            <text:p text:style-name="P3">O(1)</text:p>
          </table:table-cell>
        </table:table-row>
        <table:table-row table:style-name="TableLine93872078055056">
          <table:covered-table-cell/>
          <table:table-cell table:style-name="Table1.B3" office:value-type="string">
            <text:p text:style-name="Table_20_Contents">scheduleSnapshotNotOptimized</text:p>
          </table:table-cell>
          <table:table-cell table:style-name="Table1.C3" office:value-type="string">
            <text:p text:style-name="P3">Schedule a snapshot at a random place</text:p>
          </table:table-cell>
          <table:table-cell table:style-name="Table1.D3" office:value-type="string">
            <text:p text:style-name="P3">Yes</text:p>
          </table:table-cell>
          <table:table-cell table:style-name="Table1.E3" office:value-type="string">
            <text:p text:style-name="P14">O(N)</text:p>
            <text:p text:style-name="P6">Worst case: O(N)</text:p>
            <text:p text:style-name="P3">Best case: O(1)</text:p>
          </table:table-cell>
        </table:table-row>
        <table:table-row table:style-name="TableLine93872104686544">
          <table:table-cell table:style-name="Table1.A4" office:value-type="string">
            <text:p text:style-name="P22"><text:span text:style-name="T4">Schedule snasphot </text:span><text:span text:style-name="T3">(in the past)</text:span></text:p>
          </table:table-cell>
          <table:table-cell table:style-name="Table1.B4" office:value-type="string">
            <text:p text:style-name="Table_20_Contents">-</text:p>
          </table:table-cell>
          <table:table-cell table:style-name="Table1.C4" office:value-type="string">
            <text:p text:style-name="P23">Schedule a snapshot in the past</text:p>
          </table:table-cell>
          <table:table-cell table:style-name="Table1.D4" office:value-type="string">
            <text:p text:style-name="P23">No</text:p>
          </table:table-cell>
          <table:table-cell table:style-name="Table1.E4" office:value-type="string">
            <text:p text:style-name="P30">O(N)</text:p>
            <text:p text:style-name="P7">Worst case: O(N)</text:p>
            <text:p text:style-name="P7">Best case: O(1)</text:p>
          </table:table-cell>
        </table:table-row>
        <table:table-row table:style-name="TableLine93872112294864">
          <table:table-cell table:style-name="Table1.A2" table:number-rows-spanned="2" office:value-type="string">
            <text:p text:style-name="P10">Reschedule a snapshot <text:span text:style-name="T10">(in the future)</text:span></text:p>
          </table:table-cell>
          <table:table-cell table:style-name="Table1.B5" office:value-type="string">
            <text:p text:style-name="Table_20_Contents">_rescheduleSnapshot</text:p>
          </table:table-cell>
          <table:table-cell table:style-name="Table1.C5" office:value-type="string">
            <text:p text:style-name="P10">The new time is in the range between the previous snapshot and the next snapshot</text:p>
          </table:table-cell>
          <table:table-cell table:style-name="Table1.D5" office:value-type="string">
            <text:p text:style-name="P5">Yes</text:p>
          </table:table-cell>
          <table:table-cell table:style-name="Table1.E5" office:value-type="string">
            <text:p text:style-name="P5">O(1)</text:p>
          </table:table-cell>
        </table:table-row>
        <table:table-row table:style-name="TableLine93872076694704">
          <table:covered-table-cell/>
          <table:table-cell table:style-name="Table1.B6" office:value-type="string">
            <text:p text:style-name="Table_20_Contents">-</text:p>
          </table:table-cell>
          <table:table-cell table:style-name="Table1.C6" office:value-type="string">
            <text:p text:style-name="P10">The new time can be after or before another existent snapshot</text:p>
          </table:table-cell>
          <table:table-cell table:style-name="Table1.D6" office:value-type="string">
            <text:p text:style-name="P10">No</text:p>
          </table:table-cell>
          <table:table-cell table:style-name="Table1.E6" office:value-type="string">
            <text:p text:style-name="P14">O(N)</text:p>
            <text:p text:style-name="P5">Worst case: O(N)</text:p>
            <text:p text:style-name="P5">Best case: O(1)</text:p>
          </table:table-cell>
        </table:table-row>
        <table:table-row table:style-name="TableLine93871997824000">
          <table:table-cell table:style-name="Table1.A7" office:value-type="string">
            <text:p text:style-name="P25"><text:span text:style-name="T5">Reschedule a snapshot </text:span><text:span text:style-name="T10">(in the past)</text:span></text:p>
          </table:table-cell>
          <table:table-cell table:style-name="Table1.B7" office:value-type="string">
            <text:p text:style-name="Table_20_Contents">-</text:p>
          </table:table-cell>
          <table:table-cell table:style-name="Table1.C7" office:value-type="string">
            <text:p text:style-name="P24">The new time can be in the past</text:p>
          </table:table-cell>
          <table:table-cell table:style-name="Table1.D7" office:value-type="string">
            <text:p text:style-name="P12">No</text:p>
          </table:table-cell>
          <table:table-cell table:style-name="Table1.E7" office:value-type="string">
            <text:p text:style-name="P16">-</text:p>
          </table:table-cell>
        </table:table-row>
        <table:table-row table:style-name="TableLine93872105000544">
          <table:table-cell table:style-name="Table1.A2" table:number-rows-spanned="3" office:value-type="string">
            <text:p text:style-name="P13">UnscheduleSnapshot </text:p>
          </table:table-cell>
          <table:table-cell table:style-name="Table1.B8" office:value-type="string">
            <text:p text:style-name="Table_20_Contents">_unscheduleSnapshot</text:p>
          </table:table-cell>
          <table:table-cell table:style-name="Table1.C8" office:value-type="string">
            <text:p text:style-name="P12">Unschedule the last snapshot</text:p>
          </table:table-cell>
          <table:table-cell table:style-name="Table1.D8" office:value-type="string">
            <text:p text:style-name="P8">Yes</text:p>
          </table:table-cell>
          <table:table-cell table:style-name="Table1.E8" office:value-type="string">
            <text:p text:style-name="P13">O(1)</text:p>
          </table:table-cell>
        </table:table-row>
        <table:table-row table:style-name="TableLine93872124995584">
          <table:covered-table-cell/>
          <table:table-cell table:style-name="Table1.B9" office:value-type="string">
            <text:p text:style-name="Table_20_Contents">_unscheduleNotOptimized</text:p>
          </table:table-cell>
          <table:table-cell table:style-name="Table1.C9" office:value-type="string">
            <text:p text:style-name="P26"><text:span text:style-name="T5">Unschedule a random snapshot </text:span><text:span text:style-name="T11">in the past</text:span></text:p>
          </table:table-cell>
          <table:table-cell table:style-name="Table1.D9" office:value-type="string">
            <text:p text:style-name="P8">Yes</text:p>
          </table:table-cell>
          <table:table-cell table:style-name="Table1.E9" office:value-type="string">
            <text:p text:style-name="P14">O(N)</text:p>
            <text:p text:style-name="P6">Worst case: O(N)</text:p>
            <text:p text:style-name="P5">Best case: O(1)</text:p>
          </table:table-cell>
        </table:table-row>
        <table:table-row table:style-name="TableLine93872134295696">
          <table:covered-table-cell/>
          <table:table-cell table:style-name="Table1.B10" office:value-type="string">
            <text:p text:style-name="Table_20_Contents">_unscheduleNotOptimized</text:p>
          </table:table-cell>
          <table:table-cell table:style-name="Table1.C10" office:value-type="string">
            <text:p text:style-name="P26"><text:span text:style-name="T5">Unschedule a random snapshot </text:span><text:span text:style-name="T11">in the future</text:span></text:p>
          </table:table-cell>
          <table:table-cell table:style-name="Table1.D10" office:value-type="string">
            <text:p text:style-name="P8">Yes</text:p>
          </table:table-cell>
          <table:table-cell table:style-name="Table1.E10" office:value-type="string">
            <text:p text:style-name="P14">O(N)</text:p>
            <text:p text:style-name="P6">Worst case: O(N)</text:p>
            <text:p text:style-name="P5">Best case: O(1)</text:p>
            <text:p text:style-name="P27">The number of elements to moved will be less that for the case where the snasphot is located in the past</text:p>
          </table:table-cell>
        </table:table-row>
        <table:table-row table:style-name="TableLine93872113038288">
          <table:table-cell table:style-name="Table1.A20" office:value-type="string">
            <text:p text:style-name="P20">Set the current snapshot</text:p>
          </table:table-cell>
          <table:table-cell table:style-name="Table1.B11" office:value-type="string">
            <text:p text:style-name="Table_20_Contents">_setCurrentSnapshot</text:p>
          </table:table-cell>
          <table:table-cell table:style-name="Table1.C11" office:value-type="string">
            <text:p text:style-name="P10"/>
          </table:table-cell>
          <table:table-cell table:style-name="Table1.D11" office:value-type="string">
            <text:p text:style-name="P10"/>
          </table:table-cell>
          <table:table-cell table:style-name="Table1.E11" office:value-type="string">
            <text:p text:style-name="P14">Same as _findScheduledMostRecentPastSnapshot</text:p>
          </table:table-cell>
        </table:table-row>
        <table:table-row table:style-name="TableLine93872132551360">
          <table:table-cell table:style-name="Table1.A20" office:value-type="string">
            <text:p text:style-name="P20">Update a struct Snapshot</text:p>
          </table:table-cell>
          <table:table-cell table:style-name="Table1.B12" office:value-type="string">
            <text:p text:style-name="Table_20_Contents">_updateSnapshot</text:p>
          </table:table-cell>
          <table:table-cell table:style-name="Table1.C12" office:value-type="string">
            <text:p text:style-name="P10"><text:s text:c="11"/>Inside a struct Snapshots:</text:p>
            <text:p text:style-name="P10"><text:s text:c="4"/>- Update the array ids to the current Snapshot time if this one is greater than the snapshot times stored in ids.</text:p>
            <text:p text:style-name="P10"><text:s text:c="4"/>- Update the value to <text:soft-page-break/>the corresponding value.</text:p>
            <text:p text:style-name="P10"><text:s text:c="4"/>*/</text:p>
          </table:table-cell>
          <table:table-cell table:style-name="Table1.D12" office:value-type="string">
            <text:p text:style-name="P19">Yes</text:p>
          </table:table-cell>
          <table:table-cell table:style-name="Table1.E12" office:value-type="string">
            <text:p text:style-name="P19">O(1)</text:p>
          </table:table-cell>
        </table:table-row>
        <table:table-row table:style-name="TableLine93872101919840">
          <table:table-cell table:style-name="Table1.A20" office:value-type="string">
            <text:p text:style-name="P21"><text:span text:style-name="T9">Update snapshots of the balance of an account</text:span></text:p>
          </table:table-cell>
          <table:table-cell table:style-name="Table1.B13" office:value-type="string">
            <text:p text:style-name="Table_20_Contents">_updateAccountSnapshot</text:p>
          </table:table-cell>
          <table:table-cell table:style-name="Table1.C13" office:value-type="string">
            <text:p text:style-name="P10">-</text:p>
          </table:table-cell>
          <table:table-cell table:style-name="Table1.D13" office:value-type="string">
            <text:p text:style-name="P20">Yes</text:p>
          </table:table-cell>
          <table:table-cell table:style-name="Table1.E13" office:value-type="string">
            <text:p text:style-name="P20">Same as _updateSnapshot</text:p>
          </table:table-cell>
        </table:table-row>
        <table:table-row table:style-name="TableLine93872101583376">
          <table:table-cell table:style-name="Table1.A20" office:value-type="string">
            <text:p text:style-name="P20">Update snapshots of the total Supply </text:p>
          </table:table-cell>
          <table:table-cell table:style-name="Table1.B14" office:value-type="string">
            <text:p text:style-name="Table_20_Contents">_updateTotalSupplySnapshot</text:p>
          </table:table-cell>
          <table:table-cell table:style-name="Table1.C14" office:value-type="string">
            <text:p text:style-name="P10">-</text:p>
          </table:table-cell>
          <table:table-cell table:style-name="Table1.D14" office:value-type="string">
            <text:p text:style-name="P20">Yes</text:p>
          </table:table-cell>
          <table:table-cell table:style-name="Table1.E14" office:value-type="string">
            <text:p text:style-name="P20">Same as _updateSnapshot</text:p>
          </table:table-cell>
        </table:table-row>
        <table:table-row table:style-name="TableLine93872122755728">
          <table:table-cell table:style-name="Table1.A20" office:value-type="string">
            <text:p text:style-name="P15">Get the last snapshot time inside a snapshot ids array</text:p>
          </table:table-cell>
          <table:table-cell table:style-name="Table1.B15" office:value-type="string">
            <text:p text:style-name="Table_20_Contents">_lastSnapshot</text:p>
          </table:table-cell>
          <table:table-cell table:style-name="Table1.C15" office:value-type="string">
            <text:p text:style-name="P14">-</text:p>
          </table:table-cell>
          <table:table-cell table:style-name="Table1.D15" office:value-type="string">
            <text:p text:style-name="P14">Yes</text:p>
          </table:table-cell>
          <table:table-cell table:style-name="Table1.E15" office:value-type="string">
            <text:p text:style-name="P14">O(1)</text:p>
          </table:table-cell>
        </table:table-row>
        <table:table-row table:style-name="TableLine93872111957680">
          <table:table-cell table:style-name="Table1.A20" office:value-type="string">
            <text:p text:style-name="P20">Find a snapshot</text:p>
          </table:table-cell>
          <table:table-cell table:style-name="Table1.B16" office:value-type="string">
            <text:p text:style-name="Table_20_Contents">_findScheduledSnapshotIndex</text:p>
          </table:table-cell>
          <table:table-cell table:style-name="Table1.C16" office:value-type="string">
            <text:p text:style-name="P10"><text:s/>Find the snapshot index at the specified time</text:p>
          </table:table-cell>
          <table:table-cell table:style-name="Table1.D16" office:value-type="string">
            <text:p text:style-name="P20">Yes</text:p>
          </table:table-cell>
          <table:table-cell table:style-name="Table1.E16" office:value-type="string">
            <text:p text:style-name="P14">O(log2(N))</text:p>
            <text:p text:style-name="P16"><text:span text:style-name="T6">We use a binary search to find the value at the </text:span><text:span text:style-name="T7">specified </text:span><text:span text:style-name="T6">time</text:span></text:p>
          </table:table-cell>
        </table:table-row>
        <table:table-row table:style-name="TableLine93872122532416">
          <table:table-cell table:style-name="Table1.A20" office:value-type="string">
            <text:p text:style-name="P20">Find the mot recent past snapshot</text:p>
          </table:table-cell>
          <table:table-cell table:style-name="Table1.B17" office:value-type="string">
            <text:p text:style-name="Table_20_Contents">_findScheduledMostRecentPastSnapshot</text:p>
          </table:table-cell>
          <table:table-cell table:style-name="Table1.C17" office:value-type="string">
            <text:p text:style-name="P10">-</text:p>
          </table:table-cell>
          <table:table-cell table:style-name="Table1.D17" office:value-type="string">
            <text:p text:style-name="P20">Yes</text:p>
          </table:table-cell>
          <table:table-cell table:style-name="Table1.E17" office:value-type="string">
            <text:p text:style-name="P17">O(1)</text:p>
            <text:p text:style-name="P17">Worst case: O(N)</text:p>
            <text:p text:style-name="P17">Best case: O(1)</text:p>
            <text:p text:style-name="P18"><text:span text:style-name="T7">We only have a O(N) complexity if all next scheduled snapshot are </text:span><text:span text:style-name="T8">situated in the</text:span><text:span text:style-name="T7"> past but no update of the actual snapshot was made.</text:span></text:p>
          </table:table-cell>
        </table:table-row>
        <table:table-row table:style-name="TableLine93872122213984">
          <table:table-cell table:style-name="Table1.A20" office:value-type="string">
            <text:p text:style-name="P20">Update balance and/or total supply snapshots before the values are modified</text:p>
          </table:table-cell>
          <table:table-cell table:style-name="Table1.B18" office:value-type="string">
            <text:p text:style-name="Table_20_Contents">_beforeTokenTransfer</text:p>
          </table:table-cell>
          <table:table-cell table:style-name="Table1.C18" office:value-type="string">
            <text:p text:style-name="P20">Call before each transfer.</text:p>
            <text:p text:style-name="P20"/>
            <text:p text:style-name="P20">It is very important to have a low complexity because this function is called very often.</text:p>
          </table:table-cell>
          <table:table-cell table:style-name="Table1.D18" office:value-type="string">
            <text:p text:style-name="P20">Yes</text:p>
          </table:table-cell>
          <table:table-cell table:style-name="Table1.E18" office:value-type="string">
            <text:p text:style-name="P20">The complexity depends of th functions</text:p>
            <text:p text:style-name="P20">_setCurrentSnapshot</text:p>
            <text:p text:style-name="P20">_updateAccountSnapshot</text:p>
            <text:p text:style-name="P20">_updateTotalSupplySnapshot</text:p>
          </table:table-cell>
        </table:table-row>
        <table:table-row table:style-name="TableLine93872102101968">
          <table:table-cell table:style-name="Table1.A19" office:value-type="string">
            <text:p text:style-name="P13">Get the next scheduled snapshotd</text:p>
          </table:table-cell>
          <table:table-cell table:style-name="Table1.B19" office:value-type="string">
            <text:p text:style-name="Table_20_Contents">getNextSnapshots</text:p>
          </table:table-cell>
          <table:table-cell table:style-name="Table1.C19" office:value-type="string">
            <text:p text:style-name="P10">-</text:p>
          </table:table-cell>
          <table:table-cell table:style-name="Table1.D19" office:value-type="string">
            <text:p text:style-name="P10">Yes</text:p>
          </table:table-cell>
          <table:table-cell table:style-name="Table1.E19" office:value-type="string">
            <text:p text:style-name="P10">O(N)</text:p>
            <text:p text:style-name="P10">Nevertheless, we maintain a pointer on the actual snapshot to avoid loop through past snapshot</text:p>
          </table:table-cell>
        </table:table-row>
        <table:table-row table:style-name="TableLine93872104689232">
          <table:table-cell table:style-name="Table1.A20" office:value-type="string">
            <text:p text:style-name="P13">Get all snapshot</text:p>
          </table:table-cell>
          <table:table-cell table:style-name="Table1.B20" office:value-type="string">
            <text:p text:style-name="Table_20_Contents">getAllSnapshots</text:p>
          </table:table-cell>
          <table:table-cell table:style-name="Table1.C20" office:value-type="string">
            <text:p text:style-name="P10">s-</text:p>
          </table:table-cell>
          <table:table-cell table:style-name="Table1.D20" office:value-type="string">
            <text:p text:style-name="P10">Yes</text:p>
          </table:table-cell>
          <table:table-cell table:style-name="Table1.E20" office:value-type="string">
            <text:p text:style-name="P14">O(1)</text:p>
            <text:p text:style-name="P14">We directly return the array</text:p>
          </table:table-cell>
        </table:table-row>
        <table:table-row table:style-name="TableLine93872121170432">
          <table:table-cell table:style-name="Table1.A21" office:value-type="string">
            <text:p text:style-name="P27">Get the balance of an owner st the time specified</text:p>
          </table:table-cell>
          <table:table-cell table:style-name="Table1.B21" office:value-type="string">
            <text:p text:style-name="Table_20_Contents">snapshotBalanceOf</text:p>
          </table:table-cell>
          <table:table-cell table:style-name="Table1.C21" office:value-type="string">
            <text:p text:style-name="Table_20_Contents">Return the number of tokens owned by the given owner at the time when the snapshot with the given time was created.</text:p>
          </table:table-cell>
          <table:table-cell table:style-name="Table1.D21" office:value-type="string">
            <text:p text:style-name="P11">Yes</text:p>
          </table:table-cell>
          <table:table-cell table:style-name="Table1.E21" office:value-type="string">
            <text:p text:style-name="P14">O(log2(N))</text:p>
            <text:p text:style-name="P14">We use a binary search to find the value at the snapshot time</text:p>
          </table:table-cell>
        </table:table-row>
        <table:table-row table:style-name="TableLine93872101705792">
          <table:table-cell table:style-name="Table1.A22" office:value-type="string">
            <text:p text:style-name="P27">Get the totalSupply at the time specified</text:p>
          </table:table-cell>
          <table:table-cell table:style-name="Table1.B22" office:value-type="string">
            <text:p text:style-name="Table_20_Contents">snapshotTotalSupply</text:p>
          </table:table-cell>
          <table:table-cell table:style-name="Table1.C22" office:value-type="string">
            <text:p text:style-name="Table_20_Contents">Retrieves the total supply at the specified time.</text:p>
          </table:table-cell>
          <table:table-cell table:style-name="Table1.D22" office:value-type="string">
            <text:p text:style-name="P11">Yes</text:p>
          </table:table-cell>
          <table:table-cell table:style-name="Table1.E22" office:value-type="string">
            <text:p text:style-name="P14">O(log2(N))</text:p>
            <text:p text:style-name="P14">We use a binary search to find the value at the snapshot tim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8T08:58:31.469706010</meta:creation-date>
    <dc:date>2023-01-04T16:26:48.407290895</dc:date>
    <meta:editing-duration>PT9M1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2" meta:paragraph-count="133" meta:word-count="506" meta:character-count="3118" meta:non-whitespace-character-count="2719"/>
  </office:meta>
</office:document-meta>
</file>